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60;p14" draw:style-name="gr1" draw:text-style-name="P2" xml:id="id10" draw:id="id10" draw:layer="layout" svg:width="3.999cm" svg:height="3.399cm" svg:x="16.812cm" svg:y="6cm">
          <text:p text:style-name="P1"><text:span text:style-name="T1">Open </text:span></text:p>
          <text:p text:style-name="P1"><text:span text:style-name="T1">Access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1;p14" draw:style-name="gr2" draw:text-style-name="P3" draw:layer="layout" svg:width="1.298cm" svg:height="0.001cm" svg:x="4.751cm" svg:y="7.6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14" draw:style-name="gr1" draw:text-style-name="P2" xml:id="id3" draw:id="id3" draw:layer="layout" svg:width="3.999cm" svg:height="3.399cm" svg:x="3.9cm" svg:y="6cm">
          <text:p text:style-name="P1"><text:span text:style-name="T1">Open </text:span></text:p>
          <text:p text:style-name="P1"><text:span text:style-name="T1">Notebooks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5;p14" draw:style-name="gr1" draw:text-style-name="P2" xml:id="id6" draw:id="id6" draw:layer="layout" svg:width="3.999cm" svg:height="3.399cm" svg:x="10.356cm" svg:y="6cm">
          <text:p text:style-name="P1"><text:span text:style-name="T1">Open </text:span></text:p>
          <text:p text:style-name="P1"><text:span text:style-name="T1">Data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6;p14" draw:style-name="gr1" draw:text-style-name="P2" xml:id="id5" draw:id="id5" draw:layer="layout" svg:width="3.999cm" svg:height="3.399cm" svg:x="7.1cm" svg:y="7.868cm">
          <text:p text:style-name="P1"><text:span text:style-name="T1">Open </text:span></text:p>
          <text:p text:style-name="P1"><text:span text:style-name="T1">Source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7;p14" draw:style-name="gr1" draw:text-style-name="P2" xml:id="id9" draw:id="id9" draw:layer="layout" svg:width="3.999cm" svg:height="3.399cm" svg:x="13.6cm" svg:y="4.2cm">
          <text:p text:style-name="P1"><text:span text:style-name="T1">Open </text:span></text:p>
          <text:p text:style-name="P1"><text:span text:style-name="T1">Peer </text:span></text:p>
          <text:p text:style-name="P1"><text:span text:style-name="T1">Review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8;p14" draw:style-name="gr1" draw:text-style-name="P2" xml:id="id12" draw:id="id12" draw:layer="layout" svg:width="3.999cm" svg:height="3.399cm" svg:x="20.1cm" svg:y="7.868cm">
          <text:p text:style-name="P1"><text:span text:style-name="T1">Open </text:span></text:p>
          <text:p text:style-name="P1"><text:span text:style-name="T1">scientific </text:span></text:p>
          <text:p text:style-name="P1"><text:span text:style-name="T1">social </text:span></text:p>
          <text:p text:style-name="P1"><text:span text:style-name="T1">networks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9;p14" draw:style-name="gr1" draw:text-style-name="P2" xml:id="id7" draw:id="id7" draw:layer="layout" svg:width="3.999cm" svg:height="3.399cm" svg:x="10.356cm" svg:y="2.267cm">
          <text:p text:style-name="P1"><text:span text:style-name="T1">Citizen </text:span></text:p>
          <text:p text:style-name="P1"><text:span text:style-name="T1">Science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0;p14" draw:style-name="gr1" draw:text-style-name="P2" xml:id="id11" draw:id="id11" draw:layer="layout" svg:width="3.999cm" svg:height="3.399cm" svg:x="16.812cm" svg:y="9.608cm">
          <text:p text:style-name="P1"><text:span text:style-name="T1">Open </text:span></text:p>
          <text:p text:style-name="P1"><text:span text:style-name="T1">Educational </text:span></text:p>
          <text:p text:style-name="P1"><text:span text:style-name="T1">Resources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1;p14" draw:style-name="gr1" draw:text-style-name="P2" xml:id="id1" draw:id="id1" draw:layer="layout" svg:width="3.999cm" svg:height="3.399cm" svg:x="0.6cm" svg:y="4.2cm">
          <text:p text:style-name="P1"><text:span text:style-name="T1">Open </text:span></text:p>
          <text:p text:style-name="P1"><text:span text:style-name="T1">Applications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2;p14" draw:style-name="gr1" draw:text-style-name="P2" xml:id="id2" draw:id="id2" draw:layer="layout" svg:width="3.999cm" svg:height="3.399cm" svg:x="0.6cm" svg:y="7.868cm">
          <text:p text:style-name="P1"><text:span text:style-name="T1">Open </text:span></text:p>
          <text:p text:style-name="P1"><text:span text:style-name="T1">Assessment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3;p14" draw:style-name="gr1" draw:text-style-name="P2" xml:id="id13" draw:id="id13" draw:layer="layout" svg:width="3.999cm" svg:height="3.399cm" svg:x="19.971cm" svg:y="4.2cm">
          <text:p text:style-name="P1"><text:span text:style-name="T1">Open citations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4;p14" draw:style-name="gr1" draw:text-style-name="P2" xml:id="id4" draw:id="id4" draw:layer="layout" svg:width="3.999cm" svg:height="3.399cm" svg:x="7.1cm" svg:y="4.2cm">
          <text:p text:style-name="P1"><text:span text:style-name="T1">Open </text:span></text:p>
          <text:p text:style-name="P1"><text:span text:style-name="T1">Methods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gr1" draw:text-style-name="P2" xml:id="id14" draw:id="id14" draw:layer="layout" svg:width="3.999cm" svg:height="3.399cm" svg:x="23.3cm" svg:y="6cm">
          <text:p text:style-name="P1"><text:span text:style-name="T1">Open assessment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gr1" draw:text-style-name="P2" xml:id="id8" draw:id="id8" draw:layer="layout" svg:width="3.999cm" svg:height="3.399cm" svg:x="13.6cm" svg:y="7.868cm">
          <text:p text:style-name="P1"><text:span text:style-name="T1">Open </text:span></text:p>
          <text:p text:style-name="P1"><text:span text:style-name="T1">Manuscripts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frame draw:name="Google Shape;57;ge81407352d_0_291:notes" presentation:style-name="pr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8;ge81407352d_0_291:notes" draw:style-name="gr3" draw:layer="layout" svg:width="19.797cm" svg:height="11.136cm" svg:x="0.6cm" svg:y="2.25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13;p4" presentation:style-name="OBJEC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"/>
    <meta:generator>LibreOfficeDev/6.0.5.2$Linux_X86_64 LibreOffice_project/</meta:generator>
  </office:meta>
</office:document-meta>
</file>